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Roman" svg:font-family="'Nimbus Roman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2931in" fo:margin-left="0.0035in" fo:margin-top="0in" fo:margin-bottom="0in" table:align="left" style:writing-mode="lr-tb"/>
    </style:style>
    <style:style style:name="Table1.A" style:family="table-column">
      <style:table-column-properties style:column-width="0.784in"/>
    </style:style>
    <style:style style:name="Table1.B" style:family="table-column">
      <style:table-column-properties style:column-width="5.50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officeooo:paragraph-rsid="00144d5f" fo:background-color="transparent"/>
    </style:style>
    <style:style style:name="P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officeooo:rsid="00144d5f" officeooo:paragraph-rsid="00144d5f" fo:background-color="transparent"/>
    </style:style>
    <style:style style:name="P3" style:family="paragraph" style:parent-style-name="Standard">
      <style:paragraph-properties fo:margin-top="0in" fo:margin-bottom="0in" style:contextual-spacing="false" fo:line-height="100%" fo:orphans="0" fo:widows="0"/>
    </style:style>
    <style:style style:name="P4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</style:style>
    <style:style style:name="P5" style:family="paragraph" style:parent-style-name="Text_20_body">
      <style:paragraph-properties fo:margin-top="0in" fo:margin-bottom="0.0972in" style:contextual-spacing="false" fo:line-height="115%"/>
    </style:style>
    <style:style style:name="P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use-window-font-color="true" loext:opacity="0%" style:font-name="Calibri1" fo:font-size="12pt" fo:language="de" fo:country="AT" fo:font-weight="bold" officeooo:paragraph-rsid="00144d5f" style:letter-kerning="false" fo:background-color="transparent" style:font-name-asian="Noto Sans CJK SC" style:font-size-asian="12pt" style:language-asian="en" style:country-asian="US" style:font-weight-asian="bold" style:font-name-complex="Lohit Devanagari" style:font-size-complex="12pt" style:language-complex="ar" style:country-complex="SA" style:font-weight-complex="bold"/>
    </style:style>
    <style:style style:name="P7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Calibri1" fo:font-size="12pt" fo:language="de" fo:country="AT" fo:font-weight="bold" officeooo:paragraph-rsid="00144d5f" style:letter-kerning="false" fo:background-color="transparent" style:font-name-asian="Noto Sans CJK SC" style:font-size-asian="12pt" style:language-asian="en" style:country-asian="US" style:font-weight-asian="bold" style:font-name-complex="Lohit Devanagari" style:font-size-complex="12pt" style:language-complex="ar" style:country-complex="SA" style:font-weight-complex="bold"/>
    </style:style>
    <style:style style:name="P8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Calibri1" fo:font-size="12pt" fo:language="de" fo:country="AT" fo:font-weight="bold" officeooo:rsid="00144d5f" officeooo:paragraph-rsid="00144d5f" style:letter-kerning="false" fo:background-color="transparent" style:font-name-asian="Noto Sans CJK SC" style:font-size-asian="12pt" style:language-asian="en" style:country-asian="US" style:font-weight-asian="bold" style:font-name-complex="Lohit Devanagari" style:font-size-complex="12pt" style:language-complex="ar" style:country-complex="SA" style:font-weight-complex="bold"/>
    </style:style>
    <style:style style:name="P9" style:family="paragraph" style:parent-style-name="Heading_20_1" style:list-style-name="WWNum1"/>
    <style:style style:name="P10" style:family="paragraph" style:parent-style-name="Heading_20_1" style:list-style-name="WWNum1">
      <loext:graphic-properties draw:fill-gradient-name="Gradient_20_1" draw:fill-hatch-name="hatch"/>
      <style:paragraph-properties fo:margin-top="0in" fo:margin-bottom="0in" style:contextual-spacing="false" fo:line-height="100%"/>
    </style:style>
    <style:style style:name="P11" style:family="paragraph" style:parent-style-name="Heading_20_2" style:list-style-name="WWNum1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</style:style>
    <style:style style:name="P12" style:family="paragraph" style:parent-style-name="Heading_20_2" style:list-style-name="WWNum1">
      <loext:graphic-properties draw:fill-gradient-name="Gradient_20_1" draw:fill-hatch-name="hatch"/>
      <style:paragraph-properties fo:margin-top="0in" fo:margin-bottom="0in" style:contextual-spacing="false" fo:line-height="100%"/>
    </style:style>
    <style:style style:name="P13" style:family="paragraph" style:parent-style-name="Standard">
      <loext:graphic-properties draw:fill-gradient-name="Gradient_20_1" draw:fill-hatch-name="hatch"/>
      <style:paragraph-properties fo:margin-top="0in" fo:margin-bottom="0in" style:contextual-spacing="false" fo:line-height="100%" fo:text-align="start" style:justify-single-word="false" style:writing-mode="lr-tb"/>
      <style:text-properties officeooo:paragraph-rsid="001600e0"/>
    </style:style>
    <style:style style:name="P14" style:family="paragraph" style:parent-style-name="Standard">
      <style:paragraph-properties fo:text-align="start" style:justify-single-word="false" style:writing-mode="lr-tb"/>
      <style:text-properties officeooo:paragraph-rsid="001600e0"/>
    </style:style>
    <style:style style:name="P15" style:family="paragraph" style:parent-style-name="Standard" style:list-style-name="WWNum1">
      <style:paragraph-properties fo:text-align="start" style:justify-single-word="false" style:writing-mode="lr-tb"/>
      <style:text-properties officeooo:paragraph-rsid="001600e0"/>
    </style:style>
    <style:style style:name="P16" style:family="paragraph" style:parent-style-name="Text_20_body" style:list-style-name="L1">
      <loext:graphic-properties draw:fill-gradient-name="gradient" draw:fill-hatch-name="hatch"/>
      <style:paragraph-properties fo:margin-top="0in" fo:margin-bottom="0in" style:contextual-spacing="false" fo:line-height="100%"/>
      <style:text-properties fo:background-color="transparent"/>
    </style:style>
    <style:style style:name="P17" style:family="paragraph" style:parent-style-name="Text_20_body" style:list-style-name="L9">
      <loext:graphic-properties draw:fill-gradient-name="gradient" draw:fill-hatch-name="hatch"/>
      <style:paragraph-properties fo:margin-top="0in" fo:margin-bottom="0in" style:contextual-spacing="false" fo:line-height="100%"/>
      <style:text-properties officeooo:paragraph-rsid="00144d5f" fo:background-color="transparent"/>
    </style:style>
    <style:style style:name="P18" style:family="paragraph" style:parent-style-name="Text_20_body">
      <loext:graphic-properties draw:fill-gradient-name="Gradient_20_1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officeooo:paragraph-rsid="001600e0" fo:background-color="transparent"/>
    </style:style>
    <style:style style:name="P19" style:family="paragraph" style:parent-style-name="Text_20_body" style:list-style-name="L1">
      <loext:graphic-properties draw:fill-gradient-name="gradient" draw:fill-hatch-name="hatch"/>
      <style:paragraph-properties fo:margin-top="0in" fo:margin-bottom="0in" style:contextual-spacing="false" fo:line-height="100%"/>
      <style:text-properties officeooo:rsid="00144d5f" officeooo:paragraph-rsid="00144d5f" fo:background-color="transparent"/>
    </style:style>
    <style:style style:name="P20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 fo:line-height="100%"/>
      <style:text-properties officeooo:rsid="00144d5f" officeooo:paragraph-rsid="00144d5f" fo:background-color="transparent"/>
    </style:style>
    <style:style style:name="P21" style:family="paragraph" style:parent-style-name="Text_20_body" style:list-style-name="L3">
      <loext:graphic-properties draw:fill-gradient-name="gradient" draw:fill-hatch-name="hatch"/>
      <style:paragraph-properties fo:margin-top="0in" fo:margin-bottom="0in" style:contextual-spacing="false" fo:line-height="100%"/>
      <style:text-properties officeooo:rsid="00144d5f" officeooo:paragraph-rsid="00144d5f" fo:background-color="transparent"/>
    </style:style>
    <style:style style:name="P22" style:family="paragraph" style:parent-style-name="Text_20_body" style:list-style-name="L6">
      <loext:graphic-properties draw:fill-gradient-name="gradient" draw:fill-hatch-name="hatch"/>
      <style:paragraph-properties fo:margin-top="0in" fo:margin-bottom="0in" style:contextual-spacing="false" fo:line-height="100%"/>
      <style:text-properties officeooo:rsid="00144d5f" officeooo:paragraph-rsid="00144d5f" fo:background-color="transparent"/>
    </style:style>
    <style:style style:name="P23" style:family="paragraph" style:parent-style-name="Text_20_body" style:list-style-name="L9">
      <loext:graphic-properties draw:fill-gradient-name="gradient" draw:fill-hatch-name="hatch"/>
      <style:paragraph-properties fo:margin-top="0in" fo:margin-bottom="0in" style:contextual-spacing="false" fo:line-height="100%"/>
      <style:text-properties officeooo:rsid="00144d5f" officeooo:paragraph-rsid="00144d5f" fo:background-color="transparent"/>
    </style:style>
    <style:style style:name="P24" style:family="paragraph" style:parent-style-name="Text_20_body" style:list-style-name="L11">
      <loext:graphic-properties draw:fill-gradient-name="gradient" draw:fill-hatch-name="hatch"/>
      <style:paragraph-properties fo:margin-top="0in" fo:margin-bottom="0in" style:contextual-spacing="false" fo:line-height="100%"/>
      <style:text-properties officeooo:rsid="00144d5f" officeooo:paragraph-rsid="00144d5f" fo:background-color="transparent"/>
    </style:style>
    <style:style style:name="P25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officeooo:rsid="00144d5f" officeooo:paragraph-rsid="00144d5f" fo:background-color="transparent"/>
    </style:style>
    <style:style style:name="P26" style:family="paragraph" style:parent-style-name="Text_20_body" style:list-style-name="L14">
      <loext:graphic-properties draw:fill-gradient-name="gradient" draw:fill-hatch-name="hatch"/>
      <style:paragraph-properties fo:margin-top="0in" fo:margin-bottom="0in" style:contextual-spacing="false" fo:line-height="100%"/>
      <style:text-properties officeooo:rsid="00144d5f" officeooo:paragraph-rsid="00144d5f" fo:background-color="transparent"/>
    </style:style>
    <style:style style:name="P27" style:family="paragraph" style:parent-style-name="Text_20_body" style:list-style-name="L16">
      <loext:graphic-properties draw:fill-gradient-name="Gradient_20_1" draw:fill-hatch-name="hatch"/>
      <style:paragraph-properties fo:margin-top="0in" fo:margin-bottom="0in" style:contextual-spacing="false" fo:line-height="100%"/>
      <style:text-properties officeooo:rsid="00144d5f" officeooo:paragraph-rsid="001600e0" fo:background-color="transparent"/>
    </style:style>
    <style:style style:name="P28" style:family="paragraph" style:parent-style-name="Text_20_body" style:list-style-name="L17">
      <loext:graphic-properties draw:fill-gradient-name="Gradient_20_1" draw:fill-hatch-name="hatch"/>
      <style:paragraph-properties fo:margin-top="0in" fo:margin-bottom="0in" style:contextual-spacing="false" fo:line-height="100%"/>
      <style:text-properties officeooo:rsid="00144d5f" officeooo:paragraph-rsid="001600e0" fo:background-color="transparent"/>
    </style:style>
    <style:style style:name="P29" style:family="paragraph" style:parent-style-name="Text_20_body" style:list-style-name="L20">
      <loext:graphic-properties draw:fill-gradient-name="Gradient_20_1" draw:fill-hatch-name="hatch"/>
      <style:paragraph-properties fo:margin-top="0in" fo:margin-bottom="0in" style:contextual-spacing="false" fo:line-height="100%"/>
      <style:text-properties officeooo:rsid="00144d5f" officeooo:paragraph-rsid="001600e0" fo:background-color="transparent"/>
    </style:style>
    <style:style style:name="P30" style:family="paragraph" style:parent-style-name="Text_20_body">
      <loext:graphic-properties draw:fill-gradient-name="Gradient_20_1" draw:fill-hatch-name="hatch"/>
      <style:paragraph-properties fo:margin-top="0in" fo:margin-bottom="0in" style:contextual-spacing="false" fo:line-height="100%"/>
      <style:text-properties officeooo:rsid="00144d5f" officeooo:paragraph-rsid="001600e0" fo:background-color="transparent"/>
    </style:style>
    <style:style style:name="P31" style:family="paragraph" style:parent-style-name="Text_20_body">
      <loext:graphic-properties draw:fill-gradient-name="Gradient_20_1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officeooo:rsid="00144d5f" officeooo:paragraph-rsid="001600e0" fo:background-color="transparent"/>
    </style:style>
    <style:style style:name="P32" style:family="paragraph" style:parent-style-name="Text_20_body">
      <loext:graphic-properties draw:fill-gradient-name="Gradient_20_1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officeooo:rsid="001600e0" officeooo:paragraph-rsid="001600e0" fo:background-color="transparent"/>
    </style:style>
    <style:style style:name="P33" style:family="paragraph" style:parent-style-name="Text_20_body" style:list-style-name="L1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Calibri" officeooo:rsid="00144d5f" officeooo:paragraph-rsid="00144d5f" fo:background-color="transparent" style:font-name-asian="Calibri2"/>
    </style:style>
    <style:style style:name="P34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Calibri" officeooo:rsid="00144d5f" officeooo:paragraph-rsid="00144d5f" fo:background-color="transparent" style:font-name-asian="Calibri2"/>
    </style:style>
    <style:style style:name="P35" style:family="paragraph" style:parent-style-name="Text_20_body" style:list-style-name="L3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Calibri" officeooo:rsid="00144d5f" officeooo:paragraph-rsid="00144d5f" fo:background-color="transparent" style:font-name-asian="Calibri2"/>
    </style:style>
    <style:style style:name="P36" style:family="paragraph" style:parent-style-name="Text_20_body" style:list-style-name="L4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Calibri" officeooo:rsid="00144d5f" officeooo:paragraph-rsid="00144d5f" fo:background-color="transparent" style:font-name-asian="Calibri2"/>
    </style:style>
    <style:style style:name="P37" style:family="paragraph" style:parent-style-name="Text_20_body" style:list-style-name="L5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Calibri" officeooo:rsid="00144d5f" officeooo:paragraph-rsid="00144d5f" fo:background-color="transparent" style:font-name-asian="Calibri2"/>
    </style:style>
    <style:style style:name="P38" style:family="paragraph" style:parent-style-name="Text_20_body" style:list-style-name="L6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Calibri" officeooo:rsid="00144d5f" officeooo:paragraph-rsid="00144d5f" fo:background-color="transparent" style:font-name-asian="Calibri2"/>
    </style:style>
    <style:style style:name="P39" style:family="paragraph" style:parent-style-name="Text_20_body" style:list-style-name="L11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Calibri" officeooo:rsid="00144d5f" officeooo:paragraph-rsid="00144d5f" fo:background-color="transparent" style:font-name-asian="Calibri2"/>
    </style:style>
    <style:style style:name="P40" style:family="paragraph" style:parent-style-name="Text_20_body" style:list-style-name="L12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Calibri" officeooo:rsid="00144d5f" officeooo:paragraph-rsid="00144d5f" fo:background-color="transparent" style:font-name-asian="Calibri2"/>
    </style:style>
    <style:style style:name="P41" style:family="paragraph" style:parent-style-name="Text_20_body" style:list-style-name="L13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Calibri" officeooo:rsid="00144d5f" officeooo:paragraph-rsid="00144d5f" fo:background-color="transparent" style:font-name-asian="Calibri2"/>
    </style:style>
    <style:style style:name="P42" style:family="paragraph" style:parent-style-name="Text_20_body" style:list-style-name="L14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Calibri" officeooo:rsid="00144d5f" officeooo:paragraph-rsid="00144d5f" fo:background-color="transparent" style:font-name-asian="Calibri2"/>
    </style:style>
    <style:style style:name="P43" style:family="paragraph" style:parent-style-name="Text_20_body" style:list-style-name="L15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Calibri" officeooo:rsid="00144d5f" officeooo:paragraph-rsid="00144d5f" fo:background-color="transparent" style:font-name-asian="Calibri2"/>
    </style:style>
    <style:style style:name="P44" style:family="paragraph" style:parent-style-name="Text_20_body" style:list-style-name="L18">
      <loext:graphic-properties draw:fill-gradient-name="Gradient_20_1" draw:fill-hatch-name="hatch"/>
      <style:paragraph-properties fo:margin-top="0in" fo:margin-bottom="0in" style:contextual-spacing="false" fo:line-height="100%"/>
      <style:text-properties style:font-name="Calibri" officeooo:rsid="00144d5f" officeooo:paragraph-rsid="001600e0" fo:background-color="transparent" style:font-name-asian="Calibri2"/>
    </style:style>
    <style:style style:name="P45" style:family="paragraph" style:parent-style-name="Text_20_body">
      <loext:graphic-properties draw:fill-gradient-name="Gradient_20_1" draw:fill-hatch-name="hatch"/>
      <style:paragraph-properties fo:margin-top="0in" fo:margin-bottom="0in" style:contextual-spacing="false" fo:line-height="100%"/>
      <style:text-properties style:font-name="Calibri" officeooo:rsid="00144d5f" officeooo:paragraph-rsid="001600e0" fo:background-color="transparent" style:font-name-asian="Calibri2"/>
    </style:style>
    <style:style style:name="P46" style:family="paragraph" style:parent-style-name="Text_20_body" style:list-style-name="L3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Calibri" fo:font-size="11pt" fo:language="de" fo:country="AT" officeooo:rsid="00144d5f" officeooo:paragraph-rsid="00144d5f" style:letter-kerning="false" fo:background-color="transparent" style:font-name-asian="Calibri2" style:font-size-asian="11pt" style:language-asian="en" style:country-asian="US" style:font-size-complex="11pt" style:language-complex="ar" style:country-complex="SA"/>
    </style:style>
    <style:style style:name="P47" style:family="paragraph" style:parent-style-name="Text_20_body" style:list-style-name="L7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Calibri" fo:font-size="11pt" fo:language="de" fo:country="AT" officeooo:rsid="00144d5f" officeooo:paragraph-rsid="00144d5f" style:letter-kerning="false" fo:background-color="transparent" style:font-name-asian="Calibri2" style:font-size-asian="11pt" style:language-asian="en" style:country-asian="US" style:font-size-complex="11pt" style:language-complex="ar" style:country-complex="SA"/>
    </style:style>
    <style:style style:name="P48" style:family="paragraph" style:parent-style-name="Text_20_body" style:list-style-name="L8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Calibri" fo:font-size="11pt" fo:language="de" fo:country="AT" officeooo:rsid="00144d5f" officeooo:paragraph-rsid="00144d5f" style:letter-kerning="false" fo:background-color="transparent" style:font-name-asian="Calibri2" style:font-size-asian="11pt" style:language-asian="en" style:country-asian="US" style:font-size-complex="11pt" style:language-complex="ar" style:country-complex="SA"/>
    </style:style>
    <style:style style:name="P49" style:family="paragraph" style:parent-style-name="Text_20_body">
      <loext:graphic-properties draw:fill-gradient-name="Gradient_20_1" draw:fill-hatch-name="hatch"/>
      <style:paragraph-properties fo:margin-top="0in" fo:margin-bottom="0in" style:contextual-spacing="false" fo:line-height="100%"/>
      <style:text-properties style:use-window-font-color="true" loext:opacity="0%" style:font-name="Calibri" fo:font-size="11pt" fo:language="de" fo:country="AT" officeooo:rsid="00144d5f" officeooo:paragraph-rsid="001600e0" style:letter-kerning="false" fo:background-color="transparent" style:font-name-asian="Calibri2" style:font-size-asian="11pt" style:language-asian="en" style:country-asian="US" style:font-size-complex="11pt" style:language-complex="ar" style:country-complex="SA"/>
    </style:style>
    <style:style style:name="P50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Calibri" fo:font-size="12pt" fo:language="de" fo:country="AT" fo:font-weight="bold" officeooo:paragraph-rsid="00144d5f" style:letter-kerning="false" fo:background-color="transparent" style:font-name-asian="Calibri2" style:font-size-asian="12pt" style:language-asian="en" style:country-asian="US" style:font-weight-asian="bold" style:font-name-complex="Lohit Devanagari" style:font-size-complex="12pt" style:language-complex="ar" style:country-complex="SA" style:font-weight-complex="bold"/>
    </style:style>
    <style:style style:name="P51" style:family="paragraph" style:parent-style-name="Text_20_body">
      <loext:graphic-properties draw:fill-gradient-name="Gradient_20_1" draw:fill-hatch-name="hatch"/>
      <style:paragraph-properties fo:margin-top="0in" fo:margin-bottom="0in" style:contextual-spacing="false" fo:line-height="100%"/>
      <style:text-properties style:use-window-font-color="true" loext:opacity="0%" style:font-name="Calibri" fo:font-size="12pt" fo:language="de" fo:country="AT" fo:font-weight="bold" officeooo:paragraph-rsid="001600e0" style:letter-kerning="false" fo:background-color="transparent" style:font-name-asian="Calibri2" style:font-size-asian="12pt" style:language-asian="en" style:country-asian="US" style:font-weight-asian="bold" style:font-name-complex="Lohit Devanagari" style:font-size-complex="12pt" style:language-complex="ar" style:country-complex="SA" style:font-weight-complex="bold"/>
    </style:style>
    <style:style style:name="P52" style:family="paragraph" style:parent-style-name="Text_20_body">
      <loext:graphic-properties draw:fill-gradient-name="Gradient_20_1" draw:fill-hatch-name="hatch"/>
      <style:paragraph-properties fo:margin-top="0in" fo:margin-bottom="0in" style:contextual-spacing="false" fo:line-height="100%"/>
      <style:text-properties style:use-window-font-color="true" loext:opacity="0%" style:font-name="Calibri1" fo:font-size="12pt" fo:language="de" fo:country="AT" fo:font-weight="bold" officeooo:paragraph-rsid="001600e0" style:letter-kerning="false" fo:background-color="transparent" style:font-name-asian="Noto Sans CJK SC" style:font-size-asian="12pt" style:language-asian="en" style:country-asian="US" style:font-weight-asian="bold" style:font-name-complex="Lohit Devanagari" style:font-size-complex="12pt" style:language-complex="ar" style:country-complex="SA" style:font-weight-complex="bold"/>
    </style:style>
    <style:style style:name="P53" style:family="paragraph" style:parent-style-name="Text_20_body">
      <loext:graphic-properties draw:fill-gradient-name="Gradient_20_1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use-window-font-color="true" loext:opacity="0%" style:font-name="Calibri1" fo:font-size="12pt" fo:language="de" fo:country="AT" fo:font-weight="bold" officeooo:paragraph-rsid="001600e0" style:letter-kerning="false" fo:background-color="transparent" style:font-name-asian="Noto Sans CJK SC" style:font-size-asian="12pt" style:language-asian="en" style:country-asian="US" style:font-weight-asian="bold" style:font-name-complex="Lohit Devanagari" style:font-size-complex="12pt" style:language-complex="ar" style:country-complex="SA" style:font-weight-complex="bold"/>
    </style:style>
    <style:style style:name="P54" style:family="paragraph" style:parent-style-name="Text_20_body">
      <loext:graphic-properties draw:fill-gradient-name="Gradient_20_1" draw:fill-hatch-name="hatch"/>
      <style:paragraph-properties fo:margin-top="0in" fo:margin-bottom="0in" style:contextual-spacing="false" fo:line-height="100%"/>
      <style:text-properties style:use-window-font-color="true" loext:opacity="0%" style:font-name="Calibri1" fo:font-size="12pt" fo:language="de" fo:country="AT" fo:font-weight="bold" officeooo:rsid="00144d5f" officeooo:paragraph-rsid="001600e0" style:letter-kerning="false" fo:background-color="transparent" style:font-name-asian="Noto Sans CJK SC" style:font-size-asian="12pt" style:language-asian="en" style:country-asian="US" style:font-weight-asian="bold" style:font-name-complex="Lohit Devanagari" style:font-size-complex="12pt" style:language-complex="ar" style:country-complex="SA" style:font-weight-complex="bold"/>
    </style:style>
    <style:style style:name="P55" style:family="paragraph" style:parent-style-name="Text_20_body" style:list-style-name="L10">
      <loext:graphic-properties draw:fill-gradient-name="gradient" draw:fill-hatch-name="hatch"/>
      <style:paragraph-properties fo:margin-top="0in" fo:margin-bottom="0in" style:contextual-spacing="false" fo:line-height="100%"/>
      <style:text-properties officeooo:paragraph-rsid="00144d5f"/>
    </style:style>
    <style:style style:name="P56" style:family="paragraph" style:parent-style-name="Text_20_body">
      <loext:graphic-properties draw:fill-gradient-name="Gradient_20_1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officeooo:paragraph-rsid="001600e0"/>
    </style:style>
    <style:style style:name="P57" style:family="paragraph" style:parent-style-name="Text_20_body">
      <loext:graphic-properties draw:fill-gradient-name="Gradient_20_1" draw:fill-hatch-name="hatch"/>
      <style:paragraph-properties fo:margin-top="0in" fo:margin-bottom="0in" style:contextual-spacing="false" fo:line-height="100%"/>
    </style:style>
    <style:style style:name="P58" style:family="paragraph" style:parent-style-name="Text_20_body" style:list-style-name="L10">
      <loext:graphic-properties draw:fill-gradient-name="gradient" draw:fill-hatch-name="hatch"/>
      <style:paragraph-properties fo:margin-top="0in" fo:margin-bottom="0in" style:contextual-spacing="false" fo:line-height="100%"/>
      <style:text-properties officeooo:rsid="00144d5f" officeooo:paragraph-rsid="00144d5f"/>
    </style:style>
    <style:style style:name="P59" style:family="paragraph" style:parent-style-name="Text_20_body" style:list-style-name="L23">
      <loext:graphic-properties draw:fill-gradient-name="Gradient_20_1" draw:fill-hatch-name="hatch"/>
      <style:paragraph-properties fo:margin-top="0in" fo:margin-bottom="0in" style:contextual-spacing="false" fo:line-height="100%"/>
      <style:text-properties officeooo:rsid="00144d5f" officeooo:paragraph-rsid="001600e0"/>
    </style:style>
    <style:style style:name="P60" style:family="paragraph" style:parent-style-name="Text_20_body" style:list-style-name="WWNum4"/>
    <style:style style:name="P61" style:family="paragraph" style:parent-style-name="Text_20_body" style:list-style-name="WWNum2"/>
    <style:style style:name="T1" style:family="text">
      <style:text-properties style:font-name="Calibri" fo:background-color="#ffff00" loext:char-shading-value="0" style:font-name-asian="Calibri2"/>
    </style:style>
    <style:style style:name="T2" style:family="text">
      <style:text-properties style:font-name="Calibri" style:font-name-asian="Calibri2"/>
    </style:style>
    <style:style style:name="T3" style:family="text">
      <style:text-properties style:font-name="Calibri" officeooo:rsid="0014a0a0" style:font-name-asian="Calibri2"/>
    </style:style>
    <style:style style:name="T4" style:family="text">
      <style:text-properties officeooo:rsid="00144d5f"/>
    </style:style>
    <style:style style:name="T5" style:family="text">
      <style:text-properties style:use-window-font-color="true" loext:opacity="0%" style:font-name="Calibri1" fo:font-size="12pt" fo:language="de" fo:country="AT" fo:font-weight="bold" style:letter-kerning="false" style:font-name-asian="Noto Sans CJK SC" style:font-size-asian="12pt" style:language-asian="en" style:country-asian="US" style:font-weight-asian="bold" style:font-name-complex="Lohit Devanagari" style:font-size-complex="12pt" style:language-complex="ar" style:country-complex="SA" style:font-weight-complex="bold"/>
    </style:style>
    <style:style style:name="T6" style:family="text">
      <style:text-properties style:use-window-font-color="true" loext:opacity="0%" style:font-name="Calibri1" fo:font-size="12pt" fo:language="de" fo:country="AT" fo:font-weight="bold" officeooo:rsid="00144d5f" style:letter-kerning="false" style:font-name-asian="Noto Sans CJK SC" style:font-size-asian="12pt" style:language-asian="en" style:country-asian="US" style:font-weight-asian="bold" style:font-name-complex="Lohit Devanagari" style:font-size-complex="12pt" style:language-complex="ar" style:country-complex="SA" style:font-weight-complex="bold"/>
    </style:style>
    <style:style style:name="T7" style:family="text">
      <style:text-properties style:use-window-font-color="true" loext:opacity="0%" style:font-name="Calibri" fo:font-size="11pt" fo:language="de" fo:country="AT" style:letter-kerning="false" fo:background-color="transparent" loext:char-shading-value="0" style:font-name-asian="Calibri2" style:font-size-asian="11pt" style:language-asian="en" style:country-asian="US" style:font-size-complex="11pt" style:language-complex="ar" style:country-complex="SA"/>
    </style:style>
    <style:style style:name="T8" style:family="text">
      <style:text-properties style:use-window-font-color="true" loext:opacity="0%" style:font-name="Calibri" fo:font-size="11pt" fo:language="de" fo:country="AT" officeooo:rsid="00144d5f" style:letter-kerning="false" fo:background-color="transparent" loext:char-shading-value="0" style:font-name-asian="Calibri2" style:font-size-asian="11pt" style:language-asian="en" style:country-asian="US" style:font-size-complex="11pt" style:language-complex="ar" style:country-complex="SA"/>
    </style:style>
    <style:style style:name="T9" style:family="text">
      <style:text-properties style:use-window-font-color="true" loext:opacity="0%" style:font-name="Calibri" fo:font-size="11pt" fo:language="de" fo:country="AT" officeooo:rsid="0014a0a0" style:letter-kerning="false" fo:background-color="transparent" loext:char-shading-value="0" style:font-name-asian="Calibri2" style:font-size-asian="11pt" style:language-asian="en" style:country-asian="US" style:font-size-complex="11pt" style:language-complex="ar" style:country-complex="SA"/>
    </style:style>
    <style:style style:name="T10" style:family="text">
      <style:text-properties style:use-window-font-color="true" loext:opacity="0%" style:font-name="Calibri" fo:font-size="11pt" fo:language="de" fo:country="AT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T11" style:family="text">
      <style:text-properties style:use-window-font-color="true" loext:opacity="0%" style:font-name="Calibri" fo:font-size="11pt" fo:language="de" fo:country="AT" officeooo:rsid="0014a0a0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T12" style:family="text">
      <style:text-properties style:use-window-font-color="true" loext:opacity="0%" style:font-name="Nimbus Roman" fo:font-size="12pt" fo:language="de" fo:country="DE" style:letter-kerning="false" style:font-name-asian="Calibri2" style:font-size-asian="12pt" style:language-asian="en" style:country-asian="US" style:font-size-complex="12pt" style:language-complex="ar" style:country-complex="SA"/>
    </style:style>
    <style:style style:name="T13" style:family="text">
      <style:text-properties officeooo:rsid="0014a0a0"/>
    </style:style>
    <style:style style:name="T14" style:family="text">
      <style:text-properties fo:background-color="transparent" loext:char-shading-value="0"/>
    </style:style>
    <style:style style:name="T15" style:family="text">
      <style:text-properties style:font-name="Nimbus Roman" fo:font-size="12pt" fo:language="de" fo:country="DE" style:font-size-asian="12pt" style:font-size-complex="12pt"/>
    </style:style>
    <style:style style:name="T16" style:family="text">
      <style:text-properties style:font-name="Nimbus Roman" fo:font-size="12pt" fo:language="de" fo:country="DE" officeooo:rsid="001600e0" style:font-size-asian="12pt" style:font-size-complex="12pt"/>
    </style:style>
    <style:style style:name="T17" style:family="text">
      <style:text-properties style:font-name="Nimbus Roman" fo:font-size="12pt" fo:language="de" fo:country="DE" style:font-name-asian="Calibri2" style:font-size-asian="12pt" style:font-size-complex="12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Name: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Datum: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Kurs:</text:p>
          </table:table-cell>
          <table:table-cell table:style-name="Table1.A1" office:value-type="string">
            <text:p text:style-name="P3">Ausbildung zum geprüften Software Developer </text:p>
          </table:table-cell>
        </table:table-row>
      </table:table>
      <text:p text:style-name="Standard"/>
      <text:p text:style-name="Title">Projekt-Titel</text:p>
      <text:p text:style-name="Text_20_body"/>
      <text:list xml:id="list1513103806" text:style-name="WWNum1">
        <text:list-item>
          <text:h text:style-name="P9" text:outline-level="1">Ausgangssituation</text:h>
        </text:list-item>
      </text:list>
      <text:p text:style-name="Text_20_body"/>
      <text:p text:style-name="Text_20_body"><text:span text:style-name="T1">(Worum geht es? Was für System wird hier benötigt? Schreiben Sie 2-3 Sätze)</text:span><text:span text:style-name="T1"/></text:p>
      <text:p text:style-name="Text_20_body"/>
      <text:p text:style-name="Text_20_body"/>
      <text:list xml:id="list112355860392552" text:continue-numbering="true" text:style-name="WWNum1">
        <text:list-item>
          <text:h text:style-name="P9" text:outline-level="1">Datenobjekte</text:h>
        </text:list-item>
      </text:list>
      <text:p text:style-name="Text_20_body"/>
      <text:list xml:id="list112355439530676" text:continue-numbering="true" text:style-name="WWNum1">
        <text:list-item>
          <text:list>
            <text:list-item>
              <text:h text:style-name="P11" text:outline-level="2"><text:span text:style-name="T14">Kunde</text:span></text:h>
            </text:list-item>
          </text:list>
        </text:list-item>
      </text:list>
      <text:list text:style-name="L1">
        <text:list-item>
          <text:p text:style-name="P16">Vor- und Nachname, Titel</text:p>
        </text:list-item>
        <text:list-item>
          <text:p text:style-name="P16">Anschrif<text:span text:style-name="T4">t</text:span></text:p>
        </text:list-item>
        <text:list-item>
          <text:p text:style-name="P33">Email</text:p>
        </text:list-item>
        <text:list-item>
          <text:p text:style-name="P33">Tel.nummer</text:p>
        </text:list-item>
        <text:list-item>
          <text:p text:style-name="P33">Kundennummer</text:p>
        </text:list-item>
        <text:list-item>
          <text:p text:style-name="P33">Ausweisdaten</text:p>
        </text:list-item>
        <text:list-item>
          <text:p text:style-name="P19"/>
        </text:list-item>
        <text:list-item>
          <text:p text:style-name="P19"><text:span text:style-name="T3">*</text:span><text:span text:style-name="T2">Anzahl der ausgeliehenen Bücher</text:span></text:p>
        </text:list-item>
        <text:list-item>
          <text:p text:style-name="P19"><text:span text:style-name="T3">*</text:span><text:span text:style-name="T2">Kundenkarten Nr.</text:span></text:p>
        </text:list-item>
      </text:list>
      <text:p text:style-name="P7"/>
      <text:p text:style-name="P1"><text:span text:style-name="T5">Buch </text:span><text:span text:style-name="T6">(abstrakt)</text:span></text:p>
      <text:list text:style-name="L2">
        <text:list-item>
          <text:p text:style-name="P34">Titel (kein key)</text:p>
        </text:list-item>
        <text:list-item>
          <text:p text:style-name="P34">Verlag</text:p>
        </text:list-item>
        <text:list-item>
          <text:p text:style-name="P34">Kurzbeschreibung</text:p>
        </text:list-item>
        <text:list-item>
          <text:p text:style-name="P34">Jahr</text:p>
        </text:list-item>
        <text:list-item>
          <text:p text:style-name="P34">Preis</text:p>
        </text:list-item>
        <text:list-item>
          <text:p text:style-name="P34">Kategorie</text:p>
        </text:list-item>
        <text:list-item>
          <text:p text:style-name="P34">Autor (ID Verweis)</text:p>
        </text:list-item>
        <text:list-item>
          <text:p text:style-name="P34">Bild</text:p>
        </text:list-item>
        <text:list-item>
          <text:p text:style-name="P34">Sprache</text:p>
        </text:list-item>
        <text:list-item>
          <text:p text:style-name="P34">Schlagwort</text:p>
        </text:list-item>
        <text:list-item>
          <text:p text:style-name="P34">ISBN (UNIQUE constraint; 25% haben keine ISBN; Hörbücher haben andere ISBN)</text:p>
        </text:list-item>
        <text:list-item>
          <text:p text:style-name="P34">Buch-ID</text:p>
        </text:list-item>
        <text:list-item>
          <text:p text:style-name="P20"/>
        </text:list-item>
        <text:list-item>
          <text:p text:style-name="P20"><text:span text:style-name="T3">*</text:span><text:span text:style-name="T2">Anzahl</text:span></text:p>
          <text:p text:style-name="P20"/>
        </text:list-item>
      </text:list>
      <text:p text:style-name="P8">Exemplare</text:p>
      <text:list text:style-name="L3">
        <text:list-item>
          <text:p text:style-name="P46">Barcode (Primärschlüssel)</text:p>
        </text:list-item>
        <text:list-item>
          <text:p text:style-name="P46"><text:soft-page-break/>Buch-ID (Instanz von Buch)</text:p>
        </text:list-item>
        <text:list-item>
          <text:p text:style-name="P35">Standort</text:p>
        </text:list-item>
        <text:list-item>
          <text:p text:style-name="P35">Fach, Regal</text:p>
        </text:list-item>
        <text:list-item>
          <text:p text:style-name="P35">Status (Reparatur, entsorgt)</text:p>
        </text:list-item>
        <text:list-item>
          <text:p text:style-name="P35">Gewicht</text:p>
        </text:list-item>
        <text:list-item>
          <text:p text:style-name="P35">Seiten</text:p>
        </text:list-item>
        <text:list-item>
          <text:p text:style-name="P35">Größe</text:p>
        </text:list-item>
        <text:list-item>
          <text:p text:style-name="P35">Anschaffungspreis, Datum...</text:p>
        </text:list-item>
        <text:list-item>
          <text:p text:style-name="P21"/>
        </text:list-item>
        <text:list-item>
          <text:p text:style-name="P21"><text:span text:style-name="T11">*</text:span><text:span text:style-name="T10">Historie (Reparatur/Entsorgung)</text:span></text:p>
        </text:list-item>
        <text:list-item>
          <text:p text:style-name="P21"><text:span text:style-name="T11">*</text:span><text:span text:style-name="T10">Verleihistorie</text:span></text:p>
          <text:p text:style-name="P21"/>
        </text:list-item>
      </text:list>
      <text:p text:style-name="P6">Regal</text:p>
      <text:list text:style-name="L4">
        <text:list-item>
          <text:p text:style-name="P36">Regalnummer</text:p>
        </text:list-item>
        <text:list-item>
          <text:p text:style-name="P36">Bibliothek/Standort</text:p>
        </text:list-item>
        <text:list-item>
          <text:p text:style-name="P36">Kapazität / Größe</text:p>
        </text:list-item>
      </text:list>
      <text:p text:style-name="P7">Fach</text:p>
      <text:list text:style-name="L5">
        <text:list-item>
          <text:p text:style-name="P37">Fach-Nr</text:p>
        </text:list-item>
        <text:list-item>
          <text:p text:style-name="P37">Regal-ID</text:p>
        </text:list-item>
        <text:list-item>
          <text:p text:style-name="P37">Größe</text:p>
        </text:list-item>
      </text:list>
      <text:p text:style-name="P7">Kategorie</text:p>
      <text:list text:style-name="L6">
        <text:list-item>
          <text:p text:style-name="P38">Kategorie-ID</text:p>
        </text:list-item>
        <text:list-item>
          <text:p text:style-name="P38">Bezeichnung</text:p>
        </text:list-item>
        <text:list-item>
          <text:p text:style-name="P22"/>
        </text:list-item>
        <text:list-item>
          <text:p text:style-name="P22"><text:span text:style-name="T3">*</text:span><text:span text:style-name="T2">Bücher (reicht anscheinend in eine Richtung)</text:span></text:p>
        </text:list-item>
      </text:list>
      <text:p text:style-name="P50">Schlagworte </text:p>
      <text:list text:style-name="L7">
        <text:list-item>
          <text:p text:style-name="P47">Bezeichnung</text:p>
        </text:list-item>
        <text:list-item>
          <text:p text:style-name="P47">Bücher</text:p>
        </text:list-item>
      </text:list>
      <text:p text:style-name="P6">Autor</text:p>
      <text:list text:style-name="L8">
        <text:list-item>
          <text:p text:style-name="P48">Vor- und Nachname</text:p>
        </text:list-item>
        <text:list-item>
          <text:p text:style-name="P48">Nationalität</text:p>
        </text:list-item>
        <text:list-item>
          <text:p text:style-name="P48">Geburtsjahr</text:p>
        </text:list-item>
        <text:list-item>
          <text:p text:style-name="P48">Biografie</text:p>
        </text:list-item>
        <text:list-item>
          <text:p text:style-name="P48">Kategorie(n)</text:p>
        </text:list-item>
        <text:list-item>
          <text:p text:style-name="P48">Bücher</text:p>
        </text:list-item>
      </text:list>
      <text:p text:style-name="P6">Mitarbeiter /Bibliothekar</text:p>
      <text:list text:style-name="L9">
        <text:list-item>
          <text:p text:style-name="P17">Vor- und Nachname, Titel</text:p>
        </text:list-item>
        <text:list-item>
          <text:p text:style-name="P23">Email</text:p>
        </text:list-item>
        <text:list-item>
          <text:p text:style-name="P23">Telefonnummer</text:p>
        </text:list-item>
        <text:list-item>
          <text:p text:style-name="P23">Mirarbeiter_ID</text:p>
        </text:list-item>
        <text:list-item>
          <text:p text:style-name="P23"/>
        </text:list-item>
      </text:list>
      <text:list text:style-name="L10">
        <text:list-item>
          <text:p text:style-name="P55"><text:span text:style-name="T9">*</text:span><text:span text:style-name="T8">Bibliothek</text:span></text:p>
        </text:list-item>
        <text:list-item>
          <text:p text:style-name="P58"><text:span text:style-name="T9">*</text:span><text:span text:style-name="T7">Gehalt</text:span></text:p>
        </text:list-item>
      </text:list>
      <text:p text:style-name="P6"><text:span text:style-name="T13">*</text:span>Bibliothek </text:p>
      <text:list text:style-name="L11">
        <text:list-item>
          <text:p text:style-name="P39">Standort</text:p>
        </text:list-item>
        <text:list-item>
          <text:p text:style-name="P39">Pcs</text:p>
        </text:list-item>
        <text:list-item>
          <text:p text:style-name="P39">Server</text:p>
        </text:list-item>
        <text:list-item>
          <text:p text:style-name="P39">Mitarbeiter</text:p>
        </text:list-item>
        <text:list-item>
          <text:p text:style-name="P24"><text:span text:style-name="T3">*</text:span><text:span text:style-name="T2">Abrechnungen</text:span></text:p>
        </text:list-item>
      </text:list>
      <text:p text:style-name="P6">Verleih</text:p>
      <text:p text:style-name="P25"/>
      <text:list text:style-name="L12">
        <text:list-item>
          <text:p text:style-name="P40">Verleih-ID</text:p>
        </text:list-item>
        <text:list-item>
          <text:p text:style-name="P40"><text:soft-page-break/>Exemplar</text:p>
        </text:list-item>
        <text:list-item>
          <text:p text:style-name="P40">Mitarbeiter</text:p>
        </text:list-item>
        <text:list-item>
          <text:p text:style-name="P40">Standort</text:p>
        </text:list-item>
        <text:list-item>
          <text:p text:style-name="P40">Preis</text:p>
        </text:list-item>
        <text:list-item>
          <text:p text:style-name="P40">Rechnungsnummer</text:p>
        </text:list-item>
        <text:list-item>
          <text:p text:style-name="P40">Verleihdatum</text:p>
        </text:list-item>
        <text:list-item>
          <text:p text:style-name="P40">Verlängerung</text:p>
        </text:list-item>
        <text:list-item>
          <text:p text:style-name="P40">Verleihdauer</text:p>
        </text:list-item>
        <text:list-item>
          <text:p text:style-name="P40">Mahnstufe</text:p>
        </text:list-item>
      </text:list>
      <text:list text:style-name="L13">
        <text:list-item>
          <text:p text:style-name="P41">Rechnungsnummer</text:p>
        </text:list-item>
        <text:list-item>
          <text:p text:style-name="P41">Verlängert j/n</text:p>
        </text:list-item>
        <text:list-item>
          <text:p text:style-name="P41">Dauer</text:p>
        </text:list-item>
        <text:list-item>
          <text:p text:style-name="P41">Beleg</text:p>
        </text:list-item>
        <text:list-item>
          <text:p text:style-name="P41">Überzogen j/n</text:p>
        </text:list-item>
      </text:list>
      <text:p text:style-name="P6">Rechnung</text:p>
      <text:list text:style-name="L14">
        <text:list-item>
          <text:p text:style-name="P42">Rechnungsnummer</text:p>
        </text:list-item>
        <text:list-item>
          <text:p text:style-name="P42">Rechnungsdatum</text:p>
        </text:list-item>
        <text:list-item>
          <text:p text:style-name="P42">Verleihe</text:p>
        </text:list-item>
        <text:list-item>
          <text:p text:style-name="P42">Kunde</text:p>
        </text:list-item>
        <text:list-item>
          <text:p text:style-name="P42">Mirarbeiter-ID</text:p>
        </text:list-item>
        <text:list-item>
          <text:p text:style-name="P42">Zahlungsart</text:p>
        </text:list-item>
        <text:list-item>
          <text:p text:style-name="P42">Betrag</text:p>
        </text:list-item>
        <text:list-item>
          <text:p text:style-name="P42">Standort</text:p>
        </text:list-item>
        <text:list-item>
          <text:p text:style-name="P26"/>
        </text:list-item>
        <text:list-item>
          <text:p text:style-name="P26"><text:span text:style-name="T3">*</text:span><text:span text:style-name="T2">Beleg</text:span></text:p>
        </text:list-item>
        <text:list-item>
          <text:p text:style-name="P26"><text:span text:style-name="T3">*</text:span><text:span text:style-name="T2">Mahngebühr</text:span></text:p>
        </text:list-item>
        <text:list-item>
          <text:p text:style-name="P26"><text:span text:style-name="T3">*</text:span><text:span text:style-name="T2">Bar/Karte</text:span></text:p>
        </text:list-item>
      </text:list>
      <text:p text:style-name="P25"/>
      <text:p text:style-name="P6"><text:span text:style-name="T4">*</text:span>Mahnung</text:p>
      <text:list text:style-name="L15">
        <text:list-item>
          <text:p text:style-name="P43">Versandtart</text:p>
        </text:list-item>
        <text:list-item>
          <text:p text:style-name="P43">wievielte Mahnung (Gebühr oder nicht)</text:p>
        </text:list-item>
      </text:list>
      <text:p text:style-name="P2"/>
      <text:p text:style-name="P4"/>
      <text:p text:style-name="Text_20_body"/>
      <text:list xml:id="list112355303698684" text:continue-list="list112355439530676" text:style-name="WWNum1">
        <text:list-item>
          <text:h text:style-name="P9" text:outline-level="1">Vorgänge</text:h>
        </text:list-item>
      </text:list>
      <text:p text:style-name="Text_20_body"/>
      <text:list xml:id="list112355594195538" text:continue-numbering="true" text:style-name="WWNum1">
        <text:list-item>
          <text:list>
            <text:list-item>
              <text:h text:style-name="P12" text:outline-level="2">Kunden</text:h>
            </text:list-item>
          </text:list>
        </text:list-item>
      </text:list>
      <text:p text:style-name="P57">Kunden können sich eintragen/erfassen lassen, dabei werden Daten wie Name, Anschrift, Kontaktdaten und Ausweisdaten erfasst. Die DSGVO Vorschriften sind zu beachten.</text:p>
      <text:p text:style-name="P57"/>
      <text:list xml:id="list112354910402238" text:continue-numbering="true" text:style-name="WWNum1">
        <text:list-item>
          <text:p text:style-name="P15"><text:span text:style-name="T17">Kunden können bis zu 5 Bücher ausleihen</text:span><text:span text:style-name="T15"/></text:p>
        </text:list-item>
      </text:list>
      <text:p text:style-name="P52"/>
      <text:p text:style-name="P18"><text:span text:style-name="T5">Buch </text:span><text:span text:style-name="T6">(abstrakt)</text:span></text:p>
      <text:p text:style-name="P32"><text:span text:style-name="T6"/></text:p>
      <text:p text:style-name="P13"><text:span text:style-name="T15">Die Bücher stehen in verschiedenen Regalen</text:span></text:p>
      <text:p text:style-name="P13"><text:span text:style-name="T15">Für jedes Buch ist auch der Autor bekannt und erfasst,</text:span></text:p>
      <text:p text:style-name="P13"><text:span text:style-name="T15">Zusätzlich sind die Bücher nach Kategorien geordnet</text:span></text:p>
      <text:p text:style-name="P13"/>
      <text:p text:style-name="P13"/>
      <text:p text:style-name="P30"><text:soft-page-break/><text:span text:style-name="T2"/></text:p>
      <text:list text:style-name="L16">
        <text:list-header>
          <text:p text:style-name="P27"/>
        </text:list-header>
      </text:list>
      <text:p text:style-name="P54">Exemplare</text:p>
      <text:p text:style-name="P14"><text:span text:style-name="T12">Ist ein Buchexemplar beschädigt, wird es entweder zur Reparatur geschickt (eigener Status in der Verwaltung) oder entsorgt, auch das soll in der Historie aufscheinen.</text:span><text:span text:style-name="T15"/></text:p>
      <text:p text:style-name="P14"><text:span text:style-name="T12"><text:s/>Ein Verleih dauert normalerweise 2 Wochen und kann auch verlängert werden, wobei dies für die Bücher unterschiedlich vereinbart werden kann.</text:span><text:span text:style-name="T15"/></text:p>
      <text:p text:style-name="P14"><text:span text:style-name="T12"/></text:p>
      <text:p text:style-name="P14"><text:span text:style-name="T12">Zu jedem Titel/Exemplar muss eine Verleihhistorie abrufbar sein, auf der alle Aktionen ersichtlich sind.</text:span><text:span text:style-name="T15"/></text:p>
      <text:p text:style-name="P14"><text:span text:style-name="T12"/></text:p>
      <text:p text:style-name="P14"><text:span text:style-name="T12"/></text:p>
      <text:list text:style-name="L17">
        <text:list-header>
          <text:p text:style-name="P28"/>
        </text:list-header>
      </text:list>
      <text:p text:style-name="P53">Regal</text:p>
      <text:p text:style-name="P45"/>
      <text:list text:style-name="L18">
        <text:list-header>
          <text:p text:style-name="P44"/>
        </text:list-header>
      </text:list>
      <text:p text:style-name="P52">Fach</text:p>
      <text:p text:style-name="P45"/>
      <text:p text:style-name="P45"/>
      <text:p text:style-name="P52">Kategorie</text:p>
      <text:p text:style-name="P45"/>
      <text:list text:style-name="L20">
        <text:list-header>
          <text:p text:style-name="P29"><text:span text:style-name="T2"/></text:p>
        </text:list-header>
      </text:list>
      <text:p text:style-name="P51">Schlagworte </text:p>
      <text:p text:style-name="P13"><text:span text:style-name="T15">Zu jedem Buch können beliebige Schlagworte noch erfasst werden, die zur weiteren Kategorisierung dienen können.</text:span></text:p>
      <text:p text:style-name="P13"/>
      <text:p text:style-name="P53">Autor</text:p>
      <text:p text:style-name="P49"/>
      <text:p text:style-name="P49"/>
      <text:p text:style-name="P53">Mitarbeiter /Bibliothekar</text:p>
      <text:p text:style-name="P14"><text:span text:style-name="T15">Im Schnitt arbeiten 2-3 Angestellte/Bibliothekar*innen gleichzeitig am Standort.</text:span><text:span text:style-name="T15"/></text:p>
      <text:p text:style-name="P14"><text:span text:style-name="T15">Der Verleih und die Rechnung werden von den Mitarbeitern / Bibliothekaren erstellt.</text:span><text:span text:style-name="T15"/></text:p>
      <text:list text:style-name="L23">
        <text:list-header>
          <text:p text:style-name="P59"><text:span text:style-name="T7"/></text:p>
        </text:list-header>
      </text:list>
      <text:p text:style-name="P53"><text:span text:style-name="T13">*</text:span>Bibliothek </text:p>
      <text:p text:style-name="P13"><text:span text:style-name="T15">Es gibt mehrere kleinere Büchereien, die klassisch Bücher zum Ausleihen an Kunden bereit halten</text:span></text:p>
      <text:p text:style-name="P13"><text:span text:style-name="T15"/></text:p>
      <text:p text:style-name="P14"><text:span text:style-name="T15">Im Moment hat jede Bücherei einige aktuelle Windows PCs und einen Server zur Verfügung, mit Internetanbindung. Die Verwaltung wird über ein altes Programm auf Basis MS Access gemacht.</text:span><text:span text:style-name="T15"/></text:p>
      <text:p text:style-name="P14"><text:span text:style-name="T15"/></text:p>
      <text:p text:style-name="P14"><text:span text:style-name="T15">Eine Filiale/Standort hat bis zu 12 Mitarbeiter.</text:span><text:span text:style-name="T15"/></text:p>
      <text:p text:style-name="P14"><text:span text:style-name="T15"/></text:p>
      <text:p text:style-name="P14"><text:soft-page-break/><text:span text:style-name="T15">Im Schnitt sind rund 10.000 Titel vorhanden, die Kundenzahl variiert von 300 bis 500 pro Standort.</text:span><text:span text:style-name="T15"/></text:p>
      <text:p text:style-name="P14"><text:span text:style-name="T15"/></text:p>
      <text:p text:style-name="P14"><text:span text:style-name="T15">Es wird überlegt, in Zukunft für die Kunden eine Kundenkarte mit RFID Chip oder Barcode auszugeben, inkl. Self-Service Terminals</text:span><text:span text:style-name="T15"/></text:p>
      <text:p text:style-name="P30"><text:span text:style-name="T2"/></text:p>
      <text:p text:style-name="P53">Verleih</text:p>
      <text:p text:style-name="P14"><text:span text:style-name="T15">Ein Verleih dauert normalerweise 2 Wochen und kann auch verlängert werden</text:span><text:span text:style-name="T15"/></text:p>
      <text:p text:style-name="P14"><text:span text:style-name="T15"/></text:p>
      <text:p text:style-name="P53">Rechnung/Mahnung</text:p>
      <text:p text:style-name="P14"><text:span text:style-name="T17"><text:s text:c="2"/>für jeden Verleih wird eine Rechnung erstellt, die auch mehrere Bücher umfassen kann</text:span><text:span text:style-name="T15"/></text:p>
      <text:p text:style-name="P14"><text:span text:style-name="T15">Für die Verleihe und die Rechnung braucht es auch Belege in Papierform.</text:span><text:span text:style-name="T15"/></text:p>
      <text:p text:style-name="P14"><text:span text:style-name="T15">Die Zahlungen können in Bar oder per Karte (Bankomat, Kreditkarte, etc) erfolgen.</text:span><text:span text:style-name="T15"/></text:p>
      <text:p text:style-name="P14"><text:span text:style-name="T15"/></text:p>
      <text:p text:style-name="P14"><text:span text:style-name="T15">Wird eine Ausleihfrist überzogen, muss eine Mahnung ausgeschickt werden. Bei der 2. Mahnung (2 Wochen Überzogen) wird nachträglich eine Mahngebühr fällig.</text:span><text:span text:style-name="T15"/></text:p>
      <text:p text:style-name="P14"><text:span text:style-name="T15">Mahnungen sind in Brief-Form und per E-Mail möglich. Es werden Monatsabrechnungen aller Rechnungen für die Buchhaltung benötigt.</text:span><text:span text:style-name="T15"/></text:p>
      <text:p text:style-name="P14"><text:span text:style-name="T15"/></text:p>
      <text:p text:style-name="P14"><text:span text:style-name="T15"/></text:p>
      <text:p text:style-name="P56"><text:span text:style-name="T15"/></text:p>
      <text:p text:style-name="P31"/>
      <text:p text:style-name="P57"/>
      <text:list xml:id="list112356056078278" text:continue-list="list112354910402238" text:style-name="WWNum1">
        <text:list-item>
          <text:h text:style-name="P10" text:outline-level="1">Mengengerüst</text:h>
        </text:list-item>
      </text:list>
      <text:p text:style-name="Text_20_body"/>
      <text:p text:style-name="Text_20_body"><text:span text:style-name="T1">(Bücher, Kunden, Mitarbeiter, Verleihe, usw.)</text:span><text:span text:style-name="T1"/></text:p>
      <text:p text:style-name="Text_20_body"/>
      <text:list text:style-name="WWNum4">
        <text:list-item>
          <text:p text:style-name="P60">Kunden: 300 bis 500 aktive Kunden</text:p>
        </text:list-item>
        <text:list-item>
          <text:p text:style-name="P60"><text:span text:style-name="T1">...</text:span><text:span text:style-name="T1"/></text:p>
        </text:list-item>
      </text:list>
      <text:p text:style-name="Text_20_body"/>
      <text:list xml:id="list112354933339088" text:continue-list="list112356056078278" text:style-name="WWNum1">
        <text:list-item>
          <text:h text:style-name="P9" text:outline-level="1">Abgrenzung</text:h>
        </text:list-item>
      </text:list>
      <text:p text:style-name="Text_20_body"/>
      <text:p text:style-name="Text_20_body"><text:span text:style-name="T1">(Was sind die Nicht-Ziele? Was wird nicht gemacht?)</text:span><text:span text:style-name="T1"/></text:p>
      <text:p text:style-name="Text_20_body"/>
      <text:p text:style-name="Text_20_body"/>
      <text:list xml:id="list112356062297526" text:continue-numbering="true" text:style-name="WWNum1">
        <text:list-item>
          <text:h text:style-name="P9" text:outline-level="1"><text:soft-page-break/>Zu klären</text:h>
        </text:list-item>
      </text:list>
      <text:p text:style-name="Text_20_body"/>
      <text:p text:style-name="Text_20_body"><text:span text:style-name="T1">(alles, was in der Beschreibung unklar ist)</text:span><text:span text:style-name="T1"/></text:p>
      <text:p text:style-name="Text_20_body"/>
      <text:p text:style-name="Text_20_body"/>
      <text:list xml:id="list112355531221023" text:continue-numbering="true" text:style-name="WWNum1">
        <text:list-item>
          <text:h text:style-name="P9" text:outline-level="1">Nächste Schritte</text:h>
        </text:list-item>
      </text:list>
      <text:p text:style-name="Text_20_body"/>
      <text:p text:style-name="Text_20_body"><text:span text:style-name="T1">(Wie soll es Ihrer Meinung nach weitergehen? 2-3 Sätze)</text:span><text:span text:style-name="T1"/></text:p>
      <text:p text:style-name="Text_20_body"/>
      <text:p text:style-name="Text_20_body"/>
      <text:list xml:id="list112355892573599" text:continue-numbering="true" text:style-name="WWNum1">
        <text:list-item>
          <text:h text:style-name="P9" text:outline-level="1">System- und Plattformauswahl</text:h>
        </text:list-item>
      </text:list>
      <text:p text:style-name="Text_20_body"/>
      <text:list text:style-name="WWNum2">
        <text:list-item>
          <text:p text:style-name="P61"><text:span text:style-name="T1">Hardware</text:span><text:span text:style-name="T1"/></text:p>
        </text:list-item>
        <text:list-item>
          <text:p text:style-name="P61"><text:span text:style-name="T1">Software</text:span><text:span text:style-name="T1"/></text:p>
        </text:list-item>
        <text:list-item>
          <text:p text:style-name="P61"><text:span text:style-name="T1">Netzwerk</text:span><text:span text:style-name="T1"/></text:p>
        </text:list-item>
        <text:list-item>
          <text:p text:style-name="P61"><text:span text:style-name="T1">u.s.w</text:span><text:span text:style-name="T1"/></text:p>
        </text:list-item>
      </text:list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Roman" svg:font-family="'Nimbus Roman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de" fo:country="AT" style:letter-kerning="false" style:font-name-asian="Calibri2" style:font-size-asian="10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0pt" fo:language="de" fo:country="AT" style:letter-kerning="false" style:font-name-asian="Calibri2" style:font-size-asian="10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de" fo:country="AT" style:letter-kerning="false" style:font-name-asian="Calibri2" style:font-family-asian="Calibri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1" style:list-level="1" style:class="text">
      <style:paragraph-properties fo:margin-top="0.1665in" fo:margin-bottom="0.0835in" style:contextual-spacing="false"/>
      <style:text-properties style:font-name="Calibri1" fo:font-family="Calibri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text">
      <style:paragraph-properties fo:margin-top="0.139in" fo:margin-bottom="0.0835in" style:contextual-spacing="false"/>
      <style:text-properties style:font-name="Calibri1" fo:font-family="Calibri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libri" fo:font-family="Calibri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Wingdings1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Wingdings1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Wingdings1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1" style:font-family-complex="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" style:num-suffix="" text:bullet-char="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text:style-name="ListLabel_20_21" loext:num-list-format="" style:num-suffix="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ListLabel_20_22" loext:num-list-format="" style:num-suffix="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ListLabel_20_23" loext:num-list-format="" style:num-suffix="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6" text:style-name="ListLabel_20_24" loext:num-list-format="" style:num-suffix="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7" text:style-name="ListLabel_20_25" loext:num-list-format="" style:num-suffix="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ListLabel_20_26" loext:num-list-format="" style:num-suffix="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9" text:style-name="ListLabel_20_27" loext:num-list-format="" style:num-suffix="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7T13:16:00</meta:creation-date>
    <meta:initial-creator>Thomas Pipek</meta:initial-creator>
    <dc:language>en-US</dc:language>
    <dc:date>2023-06-01T11:23:53.714392997</dc:date>
    <meta:editing-cycles>38</meta:editing-cycles>
    <meta:editing-duration>PT5H18M41S</meta:editing-duration>
    <meta:generator>LibreOffice/7.5.3.2$Linux_X86_64 LibreOffice_project/50$Build-2</meta:generator>
    <meta:document-statistic meta:table-count="1" meta:image-count="0" meta:object-count="0" meta:page-count="6" meta:paragraph-count="172" meta:word-count="660" meta:character-count="4195" meta:non-whitespace-character-count="37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